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85mm"/>
    </style:style>
    <style:style style:name="co2" style:family="table-column">
      <style:table-column-properties fo:break-before="auto" style:column-width="29.76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73.3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d_GarLorrBa.tx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oken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emmas</text:p>
          </table:table-cell>
          <table:table-cell office:value-type="string" calcext:value-type="string">
            <text:p>morph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heuauch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plai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u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chem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min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Apre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iu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ar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arte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tend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baro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soi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ãi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ntrelaz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tr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rè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auillo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paveillon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rb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rb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fresch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rois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ler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cl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io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orm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normant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siv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ivre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uien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bourguigno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orc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xx.m.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trente+mil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ompaingno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s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os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ssamb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ssembl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elo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elon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pr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quimoultest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quiconqu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rodo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lairon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i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o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karl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er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retorneron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torn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riche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prin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r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uo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hanteron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heru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ersi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u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u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erf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isso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oisson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ass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pu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tert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tr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mo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onde1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Auec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.x.m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trente+mil1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compaingno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fu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hardi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mm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ïo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aie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for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ors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uir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in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i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combatr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rueuen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n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i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aisser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spe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os</text:p>
          </table:table-cell>
          <table:table-cell office:value-type="string" calcext:value-type="string">
            <text:p>ADJin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detrancher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trenchi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Heruix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erbu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x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n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II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iu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ieu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iso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arçon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S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rest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rest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ueissi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baisi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ant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nte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auillon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paveillon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Banie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nie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roite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ermau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vermeil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nfano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ser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rjant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log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ogi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enui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nviron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uiand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ëon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u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ois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heru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erbu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pell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baro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lor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plor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rais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aison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cu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omm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entilz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h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e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ere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regard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gard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issi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nc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roissei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roist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f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uiss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aiensetsarrasi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rdonement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eron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est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uenu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od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or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st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oz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sarras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tail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mil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rm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st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r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sne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isne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aill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hardi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esc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su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sbaud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esbaudi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escu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escri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escr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ast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ast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rant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merue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rveil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uassa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ise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hard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hardi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uau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heval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la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nsiu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ole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unet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resto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e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rou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te4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lohera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lora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m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tranch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trench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sbo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vesqu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c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le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NOMB.=s|GENRE=m|CAS=i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consiu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censi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nt</text:p>
          </table:table-cell>
          <table:table-cell office:value-type="string" calcext:value-type="string">
            <text:p>INJ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herui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erb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gerar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erar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oc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erang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charri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hug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hanr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hon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sciri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forc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orce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nante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hief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r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u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luit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ois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oher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heru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uan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v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hom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mo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ainte_Ma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aintism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herv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persi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enitrix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entemen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proi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hu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strui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destruir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uiss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es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sarras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notrẽ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NOMB.=p|GENRE=m|CAS=r|DEGRE=p</text:p>
          </table:table-cell>
        </table:table-row>
        <table:table-row table:style-name="ro1"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baiss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baiss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n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in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ris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vaill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ngeui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angev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heval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oc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uan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oul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pris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pet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o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os1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ian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nua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envä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mor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XLV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quinz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o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u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pui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off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sofr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uue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o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estue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ua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envä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mma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arad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rad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uir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g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eli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elïens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nasqu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uoirem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voireme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uir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g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is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effand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er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eril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st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roch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o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an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enc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f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iss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ran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brandir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ha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c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ac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oiteu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re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enc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od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ale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hi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ast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ast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uan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hom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oc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u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ol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arr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arr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J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joi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ran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p|GENRE=m|CAS=r|DEGRE=p</text:p>
          </table:table-cell>
        </table:table-row>
        <table:table-row table:style-name="ro1">
          <table:table-cell office:value-type="string" calcext:value-type="string">
            <text:p>nie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ie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u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art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rti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a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a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etranchi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detrench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c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iex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ua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ex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aho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napol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od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an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vanter</text:p>
          </table:table-cell>
          <table:table-cell office:value-type="string" calcext:value-type="string">
            <text:p>NOMB.=x|GENRE=x|CAS=x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nesr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u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uis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pris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peti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e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hard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hardi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quil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sa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ris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fa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di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st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roch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spero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do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dorer</text:p>
          </table:table-cell>
          <table:table-cell office:value-type="string" calcext:value-type="string">
            <text:p>NOMB.=p|GENRE=m|CAS=r|DEGRE=p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nco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contr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hervix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erm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odi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aill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fer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i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l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l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aint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sper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perit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ranch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aube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u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iz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chau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chauf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ac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lac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schi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schin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f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espi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laidi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aill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au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e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au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un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mi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demi2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trebuch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o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st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rrabi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arabi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tr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espe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langue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hief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r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merue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rveil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o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lot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lot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pute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l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it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aill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bailli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guillaumeet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gingemb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ossel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sala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Gard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h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chier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u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arras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voi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i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oc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u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torn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dex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u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ale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alë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Heruix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tozjors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enchauch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nchauc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st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espe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langue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ra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forb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oiff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if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haum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ue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t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ba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tranch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trench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Sanglant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anglent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rb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rb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arr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arriz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anc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ermei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vermeil1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sarras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nsanglent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nsanglenter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heruix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erbu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ra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tai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ind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hodu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o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cheuaux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rop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up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i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heruix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perillo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hass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haci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une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iu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ieu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compl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compli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a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retorn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torn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isso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oisson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sa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reu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lev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merue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rveil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onqu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conquer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i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isso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oisson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nrich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encroistr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roch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roi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au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lëal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u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au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lav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cheu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u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us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uan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ard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u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hois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hois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Vn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roiz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noi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ntremo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contremo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u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usim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ussime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la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trais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Jet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o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aiense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sarras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Dex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ond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onde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e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u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miracl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vei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vai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celle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roiz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i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l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ic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iau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parfond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parfont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nqu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ho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o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uit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ui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ai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er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hon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hon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st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roch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edan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au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oul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irac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damedex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amnedeu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iqu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iqu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str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s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so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quo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NOMB.=s|GENRE=m|CAS=i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ill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oillier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onqu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i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eu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elan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p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iz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a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ort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aien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den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nc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onqu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art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part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Tr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rè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seu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uiella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eillar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esch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sch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eill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veillie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u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enc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eler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eler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i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tail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uuel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fai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ur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orn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airon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ndroi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endroi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heru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rb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sa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entir</text:p>
          </table:table-cell>
          <table:table-cell office:value-type="string" calcext:value-type="string">
            <text:p>NOMB.=x|GENRE=x|CAS=x</text:p>
          </table:table-cell>
        </table:table-row>
        <table:table-row table:style-name="ro1">
          <table:table-cell office:value-type="string" calcext:value-type="string">
            <text:p>fui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NOMB.=x|GENRE=x|CAS=x</text:p>
          </table:table-cell>
        </table:table-row>
        <table:table-row table:style-name="ro1">
          <table:table-cell office:value-type="string" calcext:value-type="string">
            <text:p>paie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arras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schap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chap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ti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ar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gar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troi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ris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onqu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in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noue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ove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conte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cont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m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in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ignag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ermain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ermain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cosi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s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diaubl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ïab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mor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c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or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n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hief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pr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i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paie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oue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ove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karl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ar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arte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grail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rais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so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nou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ove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nte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i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isso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oisson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s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tui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desbaret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desbarat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Heruix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erbu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o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os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oz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decop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cop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sa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n2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erc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ercï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uest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rm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bataill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tail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rang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rengier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ui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devis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ueissi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pen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enon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vante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ventel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ant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bani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nie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u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NOMB.=p|GENRE=m|CAS=r|DEGRE=p</text:p>
          </table:table-cell>
        </table:table-row>
        <table:table-row table:style-name="ro1">
          <table:table-cell office:value-type="string" calcext:value-type="string">
            <text:p>hauch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u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heu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uest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rm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ui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s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rangi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rengier1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assamb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rachat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maur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clov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ant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arras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fi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utreteil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autretel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ueissi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rout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te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ssamb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ssembl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maur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clovi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heu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ier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om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anduc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f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ouc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ocl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ro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tir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o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f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oi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esp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as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u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tranch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ur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dur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dest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f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j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raven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cravant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eu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scr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pou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onfor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confort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eres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ign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aies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ain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ing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oing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ares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ceste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icest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g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uon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elon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m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uuel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emeli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esheri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desiret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ueissi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st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rincipe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Trois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io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dur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ur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sto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i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in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n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bat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ass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ssez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us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nes</text:p>
          </table:table-cell>
          <table:table-cell office:value-type="string" calcext:value-type="string">
            <text:p>ADVneg.PROper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pue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sm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uo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rui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bruia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x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u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al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ran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tail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redout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redoter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a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orch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turc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turcois</text:p>
          </table:table-cell>
          <table:table-cell office:value-type="string" calcext:value-type="string">
            <text:p>NOMB.=p|GENRE=m|CAS=r|DEGRE=p</text:p>
          </table:table-cell>
        </table:table-row>
        <table:table-row table:style-name="ro1">
          <table:table-cell office:value-type="string" calcext:value-type="string">
            <text:p>f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er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bers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ran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oi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estor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ignor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olo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olo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gran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p|GENRE=m|CAS=r|DEGRE=p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fforcie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esforcier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r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n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u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löer1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ue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o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sc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pue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st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sbah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esbäi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remon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remont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er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nu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nui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aur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naz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oc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uo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li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legier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ign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ont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IIIc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heval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hard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hardi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u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orr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norr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ensambl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issi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r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Pren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rm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uo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os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doub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o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rom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ui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toz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atorne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torn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irbe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igrado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oi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n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forsen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orsen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INJ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x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e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ai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ajesté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rais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räison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pue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nus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snelem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l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it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u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pra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rm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lor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mont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os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arme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ormen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eri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rjan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chel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orqu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ort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rom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roiss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haste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hast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in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inc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quil</text:p>
          </table:table-cell>
          <table:table-cell office:value-type="string" calcext:value-type="string">
            <text:p>DETr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oi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issu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for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ors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r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rès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From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ffol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faire2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amen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irber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igrado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u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oi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n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forsen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orsen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heu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roch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spero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dore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NOMB.=p|GENRE=m|CAS=r|DEGRE=p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From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ier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st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listé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bouc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oc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i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iier3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frai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raind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ro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trö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sro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tr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pan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o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espi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laidi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pass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eu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From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roissi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crauent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nchäen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bris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brisi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ro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ref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tvo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rvis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tr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espe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pa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o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sté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ier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hief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cop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oult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er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Mauvois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auvaistié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manb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mbre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erbe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bacan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esproue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esprov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ui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fi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mm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Herna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harnoi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mil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cheval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men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ironuil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caamelo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luec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iluec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uiss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ntr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ai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nëi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stue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tovoir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pas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uan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tant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nt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rem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Gerbe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barin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auvoisine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auvaiseme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Girbertli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anb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mbr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uuec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aint</text:p>
          </table:table-cell>
          <table:table-cell office:value-type="string" calcext:value-type="string">
            <text:p>ADJind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arm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e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B.=p|GENRE=m|CAS=r|DEGRE=p</text:p>
          </table:table-cell>
        </table:table-row>
        <table:table-row table:style-name="ro1">
          <table:table-cell office:value-type="string" calcext:value-type="string">
            <text:p>Fromon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ell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esl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ue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main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rust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uit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co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hant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fraind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raindr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op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trebuch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er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verser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he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p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releu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relev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u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ironuil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uinganbres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moul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gran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ell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sle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maint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ope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Fromondinu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elonesseme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poingn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NOMB.=x|GENRE=x|CAS=x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pr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t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tot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nu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nu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espe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u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tronconne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tronçon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Fier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ascoing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asc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tar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roe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rov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Tout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pecoi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peçoii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quasse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cass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u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unet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moitie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oitié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vole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esu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h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espe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langu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reste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rest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Tranc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erc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erc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ul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emor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emore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oiff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if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esmailli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desmailli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aus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aus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Jusq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i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espe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lamp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ule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coler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trebuch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e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ore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dor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bordel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haut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hauteme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scrie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Feres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vir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rg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honore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ncu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encu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er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up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pe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ompare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comparer2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irbertm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roie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rr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verit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erité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roue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prov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irbe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igrado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o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rosle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crol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Girbe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igrado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orguillox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orgogn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Fromond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roiss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manac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enaci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oll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elle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u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cor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NOMB.=x|GENRE=x|CAS=x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espe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t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v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heval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uan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o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aill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Girbe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igrado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fier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h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run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brun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erc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erc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o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NOMB.=s|GENRE=m|CAS=i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cop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Jusque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spaul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pau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ran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anbat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mbat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Mor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trebuch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st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rabi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arabi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vo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assa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er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spe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trait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angue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ua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ordel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va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el</text:p>
          </table:table-cell>
          <table:table-cell office:value-type="string" calcext:value-type="string">
            <text:p>ADVneg.PROper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p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oiff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if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ercl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erc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erue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ail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f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ac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lac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ant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sent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r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trebuch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ori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From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roiss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u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nesr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u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ui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hom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n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omm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ong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m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baill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bailli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Torno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urp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ant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i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respond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uostre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lais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lais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snelem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su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et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etor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PROint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u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cuidoi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a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gar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que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Hernau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harnoi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ncon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nquerre</text:p>
          </table:table-cell>
          <table:table-cell office:value-type="string" calcext:value-type="string">
            <text:p>NOMB.=x|GENRE=x|CAS=x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u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mpain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cheu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r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scri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amnedeu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r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n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in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rom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roissi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o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nesr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v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f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tra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fier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angue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ua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NOMB.=s|GENRE=m|CAS=i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ta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taind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venu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arçonail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ueissi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abate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batëiz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pres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ess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ADVgen.PROper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laiss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fromond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omet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uuec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scu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cuier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ent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S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heuax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corans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rrab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arabi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Su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pres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ess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eu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ur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art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parti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er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errer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or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ors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cha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s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osche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rache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ommanc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u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NOMB.=x|GENRE=x|CAS=x</text:p>
          </table:table-cell>
        </table:table-row>
        <table:table-row table:style-name="ro1">
          <table:table-cell office:value-type="string" calcext:value-type="string">
            <text:p>Girbe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igrado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u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nesr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u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u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snellem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itoseme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eslaiss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ais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apr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Ensambl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heval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r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uau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ieu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vaill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ngeu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ngev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romond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foler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ruelle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ruille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fer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irbe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igrado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a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reu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lev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to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marr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arri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iro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ui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fu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esconfi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desconfir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Onqu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oz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ne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schap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chap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i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or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ors1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Fromond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raind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scu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cuier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oli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irber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igrado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tref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ref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reu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lev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Ensambl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Hernau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harno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er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desarm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desarmer</text:p>
          </table:table-cell>
          <table:table-cell office:value-type="string" calcext:value-type="string">
            <text:p>NOMB.=x|GENRE=x|CAS=x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heva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ganti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Ci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ui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antendu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r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ui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boiv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romondi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roiss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eu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reten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uid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romond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roiss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r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den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u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il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cheval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r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orguillox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romondin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orment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bori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orjois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t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escendi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j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arbri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arbre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u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iss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nsambl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r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irber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igrado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in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r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crïe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rci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rec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cev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volantier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volentier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n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nu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nui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ainten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mont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morr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ironuil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curçus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u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lu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ludi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vei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vair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lur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Hernau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harno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assa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er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cont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encontre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u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u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ludi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cler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u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u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u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uit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escri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ofr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hau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NOMB.=p|GENRE=m|CAS=r|DEGRE=p</text:p>
          </table:table-cell>
        </table:table-row>
        <table:table-row table:style-name="ro1">
          <table:table-cell office:value-type="string" calcext:value-type="string">
            <text:p>cr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Sign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l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puissi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ou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PROint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re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orguillox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romond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öeill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a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ira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ira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uiu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aill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nfa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nfan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uan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c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Hernau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irfauc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a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en2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fui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NOMB.=s|GENRE=m|CAS=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1T21:21:25.025220147</dc:date>
    <meta:editing-duration>PT1M10S</meta:editing-duration>
    <meta:editing-cycles>1</meta:editing-cycles>
    <meta:document-statistic meta:table-count="1" meta:cell-count="8224" meta:object-count="0"/>
    <meta:generator>LibreOffice/5.1.6.2$Linux_X86_64 LibreOffice_project/10m0$Build-2</meta:generator>
  </office:meta>
</office:document-meta>
</file>